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872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 style:text-autospace="none"/>
      <style:text-properties fo:font-size="36pt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11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bold" style:font-name-asian="Segoe UI3" style:font-size-asian="28pt" style:font-style-asian="normal" style:font-weight-asian="bold" style:font-name-complex="Segoe UI3" style:font-size-complex="28pt" style:font-style-complex="normal" style:font-weight-complex="bold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545cm" svg:height="3.063cm" svg:x="1.757cm" svg:y="0.53cm">
          <draw:text-box>
            <text:p text:style-name="P1"><text:span text:style-name="T1">HYMN #732</text:span></text:p>
            <text:p text:style-name="P1"><text:span text:style-name="T2">“</text:span><text:span text:style-name="T2">All Depends on Our Possessing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638cm" svg:height="5.842cm" svg:x="1.618cm" svg:y="0.598cm">
          <draw:text-box>
            <text:p text:style-name="P4"><text:span text:style-name="T3">1. </text:span><text:span text:style-name="T4">All depends on our possessing</text:span><text:span text:style-name="T4"><text:line-break/></text:span><text:span text:style-name="T4">God’s abundant grace and blessing,</text:span><text:span text:style-name="T4"><text:line-break/></text:span><text:span text:style-name="T4">Though all earthly wealth dep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4.407cm" svg:height="5.588cm" svg:x="1.988cm" svg:y="0.411cm">
          <draw:text-box>
            <text:p text:style-name="P4"><text:span text:style-name="T4">They who trust with faith unshaken</text:span><text:span text:style-name="T4"><text:line-break/></text:span><text:span text:style-name="T4">By their God are not forsaken</text:span><text:span text:style-name="T4"><text:line-break/></text:span><text:span text:style-name="T4">And will keep a dauntless he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7" draw:layer="layout" svg:width="24.638cm" svg:height="5.334cm" svg:x="1.524cm" svg:y="0.508cm">
          <draw:text-box>
            <text:p text:style-name="P6"><text:span text:style-name="T5">2. </text:span><text:span text:style-name="T6">He who to this day has fed me</text:span><text:span text:style-name="T6"><text:line-break/></text:span><text:span text:style-name="T6">And to many joys has led me</text:span><text:span text:style-name="T6"><text:line-break/></text:span><text:span text:style-name="T6">Is and ever shall be m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6" draw:text-style-name="P7" draw:layer="layout" svg:width="24.638cm" svg:height="5.321cm" svg:x="1.778cm" svg:y="0.521cm">
          <draw:text-box>
            <text:p text:style-name="P6"><text:span text:style-name="T6">He who ever gently schools me,</text:span><text:span text:style-name="T6"><text:line-break/></text:span><text:span text:style-name="T6">He who daily guides and rules me</text:span><text:span text:style-name="T6"><text:line-break/></text:span><text:span text:style-name="T6">Will remain my help div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6" draw:text-style-name="P9" draw:layer="layout" svg:width="24.638cm" svg:height="5.321cm" svg:x="1.778cm" svg:y="0.521cm">
          <draw:text-box>
            <text:p text:style-name="P8"><text:span text:style-name="T5">3. </text:span><text:span text:style-name="T6">Many spend their lives in fretting</text:span></text:p>
            <text:p text:style-name="P8"><text:span text:style-name="T6">Over trifles and in getting</text:span></text:p>
            <text:p text:style-name="P8"><text:span text:style-name="T6">Things that have no solid grou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5" draw:text-style-name="P9" draw:layer="layout" svg:width="24.638cm" svg:height="5.334cm" svg:x="1.524cm" svg:y="0.598cm">
          <draw:text-box>
            <text:p text:style-name="P8"><text:span text:style-name="T6">I shall strive to win a treasure</text:span></text:p>
            <text:p text:style-name="P8"><text:span text:style-name="T6">That will bring me lasting pleasure</text:span></text:p>
            <text:p text:style-name="P8"><text:span text:style-name="T6">And that now is seldom fou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6" draw:text-style-name="P7" draw:layer="layout" svg:width="24.384cm" svg:height="5.321cm" svg:x="1.778cm" svg:y="0.521cm">
          <draw:text-box>
            <text:p text:style-name="P6"><text:span text:style-name="T5">4. </text:span><text:span text:style-name="T6">When with sorrow I am stricken,</text:span><text:span text:style-name="T6"><text:line-break/></text:span><text:span text:style-name="T6">Hope anew my heart will quicken;</text:span><text:span text:style-name="T6"><text:line-break/></text:span><text:span text:style-name="T6">All my longing shall be still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5" draw:text-style-name="P7" draw:layer="layout" svg:width="24.638cm" svg:height="5.334cm" svg:x="1.778cm" svg:y="0.508cm">
          <draw:text-box>
            <text:p text:style-name="P6"><text:span text:style-name="T6">To His loving-kindness tender</text:span><text:span text:style-name="T6"><text:line-break/></text:span><text:span text:style-name="T6">Soul and body I surrender,</text:span><text:span text:style-name="T6"><text:line-break/></text:span><text:span text:style-name="T6">For on God alone I buil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6" draw:text-style-name="P7" draw:layer="layout" svg:width="24.892cm" svg:height="5.321cm" svg:x="1.547cm" svg:y="0.461cm">
          <draw:text-box>
            <text:p text:style-name="P6"><text:span text:style-name="T5">5. </text:span><text:span text:style-name="T6">Well He knows what best to grant me;</text:span><text:span text:style-name="T6"><text:line-break/></text:span><text:span text:style-name="T6">All the longing hopes that haunt me,</text:span><text:span text:style-name="T6"><text:line-break/></text:span><text:span text:style-name="T6">Joy and sorrow, have their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5" draw:text-style-name="P7" draw:layer="layout" svg:width="24.638cm" svg:height="5.334cm" svg:x="1.778cm" svg:y="0.508cm">
          <draw:text-box>
            <text:p text:style-name="P6"><text:span text:style-name="T6">I shall doubt His wisdom never;</text:span><text:span text:style-name="T6"><text:line-break/></text:span><text:span text:style-name="T6">As God wills, so be it ever;</text:span><text:span text:style-name="T6"><text:line-break/></text:span><text:span text:style-name="T6">I commit to Him my 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Hymn_25_20template" presentation:presentation-page-layout-name="AL1T0">
        <draw:frame draw:style-name="gr4" draw:text-style-name="P9" draw:layer="layout" svg:width="24.892cm" svg:height="5.588cm" svg:x="1.524cm" svg:y="0.508cm">
          <draw:text-box>
            <text:p text:style-name="P8"><text:span text:style-name="T5">6. </text:span><text:span text:style-name="T6">If my days on earth He lengthen,</text:span></text:p>
            <text:p text:style-name="P8"><text:span text:style-name="T6">God my weary soul will strengthen;</text:span></text:p>
            <text:p text:style-name="P8"><text:span text:style-name="T6">All my trust in Him I pla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Hymn_25_20template" presentation:presentation-page-layout-name="AL1T0">
        <draw:frame draw:style-name="gr7" draw:text-style-name="P12" draw:layer="layout" svg:width="24.384cm" svg:height="13.214cm" svg:x="1.778cm" svg:y="0.578cm">
          <draw:text-box>
            <text:p text:style-name="P10"><text:span text:style-name="T6">Earthly wealth is not abiding,</text:span></text:p>
            <text:p text:style-name="P10"><text:span text:style-name="T6">Like a stream away is gliding;</text:span></text:p>
            <text:p text:style-name="P10"><text:span text:style-name="T6">Safe I anchor in His grace.</text:span></text:p>
            <text:p text:style-name="P11"><text:span text:style-name="T7"/></text:p>
            <text:p text:style-name="P11"><text:span text:style-name="T8"/></text:p>
            <text:p text:style-name="P11"><text:span text:style-name="T9"/></text:p>
            <text:p text:style-name="P11"><text:span text:style-name="T9"/></text:p>
            <text:p text:style-name="P11"><text:span text:style-name="T9"><text:s text:c="8"/></text:span></text:p>
            <text:p text:style-name="P11"><text:span text:style-name="T10"/></text:p>
            <text:p text:style-name="P11"><text:span text:style-name="T10"/></text:p>
            <text:p text:style-name="P11"><text:span text:style-name="T9"><text:s text:c="10"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09:54:59.146000000</meta:creation-date>
    <dc:title>Hymn template</dc:title>
    <meta:editing-duration>PT28M36S</meta:editing-duration>
    <meta:editing-cycles>13</meta:editing-cycles>
    <meta:generator>LibreOffice/6.1.5.2$Windows_X86_64 LibreOffice_project/90f8dcf33c87b3705e78202e3df5142b201bd805</meta:generator>
    <meta:initial-creator>Arthur Hoch</meta:initial-creator>
    <dc:date>2019-04-29T15:25:31.367000000</dc:date>
    <meta:document-statistic meta:object-count="60"/>
    <meta:template xlink:type="simple" xlink:actuate="onRequest" xlink:title="Hymn template" xlink:href="../../AppData/Roaming/LibreOffice/4/user/template/Worship%20Templsates/Hymn%20template.otp" meta:date="2015-10-01T09:54:59.054000000"/>
  </office:meta>
</office:document-meta>
</file>